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Système de critiqu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« critique 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« critique 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cri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jout de la fonctionnalité like de crit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jout de la fonctionnalité notation de crit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jout sur la vue « séries »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réation du modèle Critiq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iaison au contrôleur Séri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J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ystème like de crit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j’aime/j’aime p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j’aime/j’aime p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j’aime/j’aime p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« j’aime/j’aime pas »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back de « j’aime/j’aime pas »</text:p>
          </table:table-cell>
          <table:table-cell office:value-type="string" calcext:value-type="string">
            <text:p>A, B, C</text:p>
          </table:table-cell>
          <table:table-cell office:value-type="string" calcext:value-type="string">
            <text:p>1J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ystème notation de crit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« notation 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« notation 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Not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notation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back de notation</text:p>
          </table:table-cell>
          <table:table-cell office:value-type="string" calcext:value-type="string">
            <text:p>A, B, C</text:p>
          </table:table-cell>
          <table:table-cell office:value-type="string" calcext:value-type="string">
            <text:p>1J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7:03:00.36364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0:27:33.091668964</meta:creation-date>
    <meta:generator>LibreOffice/5.1.4.2$Linux_X86_64 LibreOffice_project/10m0$Build-2</meta:generator>
    <dc:date>2017-01-20T17:16:24.317002180</dc:date>
    <meta:editing-duration>PT9M31S</meta:editing-duration>
    <meta:editing-cycles>2</meta:editing-cycles>
    <meta:document-statistic meta:table-count="1" meta:cell-count="87" meta:object-count="0"/>
  </office:meta>
</office:document-meta>
</file>